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  <style:text-properties fo:color="#00000a" fo:font-size="12pt" fo:language="en" fo:country="US" fo:font-weight="bold" officeooo:paragraph-rsid="000c1542" style:font-name-asian="WenQuanYi Zen Hei Sharp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fo:color="#00000a" fo:font-size="12pt" fo:language="en" fo:country="US" fo:font-weight="normal" officeooo:paragraph-rsid="000c1542" style:font-name-asian="WenQuanYi Zen Hei Sharp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3" style:family="paragraph" style:parent-style-name="Standard">
      <style:paragraph-properties fo:background-color="#ffffff">
        <style:background-image/>
      </style:paragraph-properties>
      <style:text-properties officeooo:paragraph-rsid="000c1542"/>
    </style:style>
    <style:style style:name="P4" style:family="paragraph" style:parent-style-name="Standard">
      <style:paragraph-properties fo:background-color="#ffffff">
        <style:background-image/>
      </style:paragraph-properties>
      <style:text-properties officeooo:rsid="000c1542" officeooo:paragraph-rsid="000c1542"/>
    </style:style>
    <style:style style:name="P5" style:family="paragraph" style:parent-style-name="Standard">
      <style:paragraph-properties fo:background-color="#ffffff">
        <style:background-image/>
      </style:paragraph-properties>
      <style:text-properties fo:font-weight="bold" officeooo:rsid="000c1542" officeooo:paragraph-rsid="000c1542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9cae" style:font-weight-asian="normal" style:font-weight-complex="normal"/>
    </style:style>
    <style:style style:name="T3" style:family="text">
      <style:text-properties fo:font-weight="normal" officeooo:rsid="000c1542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TG - API Document for Device Registration</text:p>
      <text:p text:style-name="P3"/>
      <text:p text:style-name="P3"><text:span text:style-name="T4">Request/Response :</text:span></text:p>
      <text:p text:style-name="P1"/>
      <text:p text:style-name="P3"><text:span text:style-name="T1">1) </text:span><text:a xlink:type="simple" xlink:href="http://localhost/clarituscore/web/index.php/parentapi/authorization/index"><text:span text:style-name="Internet_20_link"><text:span text:style-name="T1">http://localhost/</text:span></text:span></text:a><text:a xlink:type="simple" xlink:href="http://localhost/clarituscore/web/index.php/parentapi/authorization/index"><text:span text:style-name="Internet_20_link"><text:span text:style-name="T3">thetaxguys</text:span></text:span></text:a><text:a xlink:type="simple" xlink:href="http://localhost/clarituscore/web/index.php/parentapi/authorization/index"><text:span text:style-name="Internet_20_link"><text:span text:style-name="T1">/web/index.php/parentapi/authoriz</text:span></text:span></text:a><text:a xlink:type="simple" xlink:href="http://localhost/clarituscore/web/index.php/parentapi/authorization/index"><text:span text:style-name="Internet_20_link"><text:span text:style-name="T2">e</text:span></text:span></text:a><text:a xlink:type="simple" xlink:href="http://localhost/clarituscore/web/index.php/parentapi/authorization/index"><text:span text:style-name="Internet_20_link"><text:span text:style-name="T1">/index</text:span></text:span></text:a></text:p>
      <text:p text:style-name="P2"/>
      <text:p text:style-name="P3"><text:bookmark text:name="__DdeLink__102_450419504"/><text:span text:style-name="T1">Method : GET</text:span></text:p>
      <text:p text:style-name="P2"/>
      <text:p text:style-name="P3"><text:bookmark text:name="__DdeLink__53_450419504"/><text:span text:style-name="T1">Headers</text:span></text:p>
      <text:p text:style-name="P2"/>
      <text:p text:style-name="P3"><text:span text:style-name="T1"><text:tab/></text:span><text:bookmark-start text:name="__DdeLink__56_450419504"/><text:span text:style-name="T1">DeviceId</text:span><text:bookmark-end text:name="__DdeLink__56_450419504"/><text:span text:style-name="T1"><text:tab/></text:span></text:p>
      <text:p text:style-name="P3"><text:span text:style-name="T1"><text:tab/>ApiKey<text:tab/><text:tab/></text:span><text:span text:style-name="T2">9C2090D1-C825-459D-AD1C-E15753072729</text:span></text:p>
      <text:p text:style-name="P3"><text:span text:style-name="T1"><text:tab/>DeviceType<text:tab/><text:tab/>(Android → 300001 , IOS → 300002)</text:span></text:p>
      <text:p text:style-name="P3"><text:span text:style-name="T1"><text:tab/>DeviceToken<text:tab/><text:tab/></text:span></text:p>
      <text:p text:style-name="P2"/>
      <text:p text:style-name="P2"/>
      <text:p text:style-name="P3"><text:span text:style-name="T1">2) </text:span><text:bookmark text:name="__DdeLink__111_450419504"/><text:a xlink:type="simple" xlink:href="http://localhost/clarituscore/web/index.php/parentapi/authorization/update"><text:span text:style-name="Internet_20_link"><text:span text:style-name="T1">http://localhost/</text:span></text:span></text:a><text:a xlink:type="simple" xlink:href="http://localhost/clarituscore/web/index.php/parentapi/authorization/update"><text:span text:style-name="Internet_20_link"><text:span text:style-name="T3">thetaxguys</text:span></text:span></text:a><text:a xlink:type="simple" xlink:href="http://localhost/clarituscore/web/index.php/parentapi/authorization/update"><text:span text:style-name="Internet_20_link"><text:span text:style-name="T1">/web/index.php/parentapi/authoriz</text:span></text:span></text:a><text:a xlink:type="simple" xlink:href="http://localhost/clarituscore/web/index.php/parentapi/authorization/update"><text:span text:style-name="Internet_20_link"><text:span text:style-name="T2">e</text:span></text:span></text:a><text:a xlink:type="simple" xlink:href="http://localhost/clarituscore/web/index.php/parentapi/authorization/update"><text:span text:style-name="Internet_20_link"><text:span text:style-name="T1">/update</text:span></text:span></text:a></text:p>
      <text:p text:style-name="P2"/>
      <text:p text:style-name="P3"><text:span text:style-name="T1">Method : POST</text:span></text:p>
      <text:p text:style-name="P2"/>
      <text:p text:style-name="P3"><text:bookmark-start text:name="__DdeLink__63_450419504"/><text:span text:style-name="T1">Headers</text:span></text:p>
      <text:p text:style-name="P2"/>
      <text:p text:style-name="P3"><text:span text:style-name="T1"><text:tab/>DeviceId</text:span></text:p>
      <text:p text:style-name="P3"><text:span text:style-name="T1"><text:tab/></text:span><text:bookmark-start text:name="__DdeLink__114_450419504"/><text:span text:style-name="T1">AuthorizedToken</text:span><text:bookmark-end text:name="__DdeLink__63_450419504"/><text:bookmark-end text:name="__DdeLink__114_450419504"/><text:span text:style-name="T1"><text:tab/></text:span></text:p>
      <text:p text:style-name="P2"/>
      <text:p text:style-name="P3"><text:span text:style-name="T4">Request</text:span></text:p>
      <text:p text:style-name="P1"/>
      <text:p text:style-name="P3"><text:span text:style-name="T1">device_token</text:span></text:p>
      <text:p text:style-name="P3"/>
      <text:p text:style-name="P3"/>
      <text:p text:style-name="P4"><text:span text:style-name="T1">Replace localhost with 10.10.1.2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5:16:48.785005395</meta:creation-date>
    <dc:date>2016-06-17T15:18:45.247513735</dc:date>
    <meta:editing-duration>P0D</meta:editing-duration>
    <meta:editing-cycles>1</meta:editing-cycles>
    <meta:document-statistic meta:table-count="0" meta:image-count="0" meta:object-count="0" meta:page-count="1" meta:paragraph-count="17" meta:word-count="41" meta:character-count="433" meta:non-whitespace-character-count="397"/>
    <meta:generator>LibreOffice/4.2.8.2$Linux_X86_64 LibreOffice_project/420m0$Build-2</meta:generator>
  </office:meta>
</office:document-meta>
</file>